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Arial1" svg:font-family="Arial" style:font-family-generic="swiss"/>
    <style:font-face style:name="Courier" svg:font-family="Courier" style:font-family-generic="modern" style:font-pitch="fixed"/>
    <style:font-face style:name="Microsoft YaHei" svg:font-family="'Microsoft YaHei'" style:font-pitch="variable"/>
    <style:font-face style:name="Palatino2" svg:font-family="Palatino" style:font-pitch="variable"/>
    <style:font-face style:name="SimSun" svg:font-family="SimSun" style:font-pitch="variable"/>
    <style:font-face style:name="Palatino1" svg:font-family="Palatino" style:font-family-generic="roman" style:font-pitch="variable"/>
    <style:font-face style:name="Palatino" svg:font-family="Palatino" style:font-adornments="Italic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Palatino2" fo:font-size="9pt" style:font-size-asian="9pt" style:font-size-complex="9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_20_left">
      <style:text-properties style:font-name="Palatino2" fo:font-size="9pt" style:font-size-asian="9pt" style:font-size-complex="9pt"/>
    </style:style>
    <style:style style:name="P4" style:family="paragraph" style:parent-style-name="Heading_20_4"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top="0in" fo:margin-bottom="0.0201in" fo:text-align="start" style:justify-single-word="false"/>
      <style:text-properties style:font-name="Times New Roman" fo:font-size="9pt" style:font-size-asian="9pt" style:font-size-complex="9pt"/>
    </style:style>
    <style:style style:name="P6" style:family="paragraph" style:parent-style-name="Standard">
      <style:paragraph-properties fo:margin-top="0in" fo:margin-bottom="0.0201in" fo:line-height="100%" fo:text-align="start" style:justify-single-word="false" style:text-autospace="non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</style:tab-stops>
      </style:paragraph-properties>
      <style:text-properties style:font-name="Times New Roman" fo:font-size="9pt" style:font-size-asian="9pt" style:font-size-complex="9pt"/>
    </style:style>
    <style:style style:name="P7" style:family="paragraph" style:parent-style-name="Standard">
      <style:paragraph-properties fo:margin-top="0in" fo:margin-bottom="0.0598in" fo:line-height="200%" fo:text-align="start" style:justify-single-word="false" style:text-autospace="non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</style:tab-stops>
      </style:paragraph-properties>
      <style:text-properties style:font-name="Times New Roman" fo:font-size="9pt" style:font-name-asian="Courier" style:font-size-asian="9pt" style:font-name-complex="Courier" style:font-size-complex="9pt"/>
    </style:style>
    <style:style style:name="P8" style:family="paragraph" style:parent-style-name="Standard">
      <style:paragraph-properties fo:line-height="200%"/>
      <style:text-properties style:font-name="Palatino1" fo:font-size="9pt" style:font-size-asian="9pt" style:font-size-complex="9pt"/>
    </style:style>
    <style:style style:name="P9" style:family="paragraph" style:parent-style-name="Standard">
      <style:paragraph-properties fo:line-height="200%"/>
    </style:style>
    <style:style style:name="P10" style:family="paragraph" style:parent-style-name="Standard">
      <style:paragraph-properties fo:margin-top="0in" fo:margin-bottom="0.0028in" fo:line-height="200%"/>
      <style:text-properties style:font-name="Palatino1" fo:font-size="9pt" style:font-size-asian="9pt" style:font-size-complex="9pt"/>
    </style:style>
    <style:style style:name="P11" style:family="paragraph" style:parent-style-name="Standard">
      <style:paragraph-properties fo:margin-left="0in" fo:margin-right="0in" fo:line-height="200%" fo:text-indent="0in" style:auto-text-indent="false"/>
      <style:text-properties style:font-name="Palatino1" fo:font-size="9pt" style:font-size-asian="9pt" style:font-size-complex="9pt"/>
    </style:style>
    <style:style style:name="P12" style:family="paragraph" style:parent-style-name="Standard">
      <style:paragraph-properties fo:margin-left="0in" fo:margin-right="0in" fo:margin-top="0in" fo:margin-bottom="0.0028in" fo:line-height="200%" fo:text-indent="0in" style:auto-text-indent="false"/>
      <style:text-properties style:font-name="Palatino1" fo:font-size="9pt" style:font-size-asian="9pt" style:font-size-complex="9pt"/>
    </style:style>
    <style:style style:name="P13" style:family="paragraph" style:parent-style-name="Header">
      <style:paragraph-properties fo:text-align="start" style:justify-single-word="false"/>
      <style:text-properties style:font-name="Palatino2" fo:font-size="9pt" style:font-size-asian="9pt" style:font-size-complex="9pt"/>
    </style:style>
    <style:style style:name="P14" style:family="paragraph" style:parent-style-name="Heading_20_3" style:master-page-name="Front">
      <style:paragraph-properties fo:margin-top="0.1in" fo:margin-bottom="0.0598in" style:page-number="auto" fo:break-before="page"/>
      <style:text-properties style:font-name="Times New Roman" fo:font-size="12pt" style:font-size-asian="12pt" style:font-size-complex="12pt"/>
    </style:style>
    <style:style style:name="T1" style:family="text">
      <style:text-properties fo:font-variant="normal" fo:text-transform="none" fo:color="#000000" fo:letter-spacing="normal" fo:font-style="normal" fo:font-weight="normal" style:font-style-asian="normal" style:font-weight-asian="normal" style:font-name-complex="Times New Roman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name-asian="Courier" style:font-style-asian="italic" style:font-name-complex="Courier" style:font-style-complex="italic"/>
    </style:style>
    <style:style style:name="T4" style:family="text">
      <style:text-properties style:font-name-asian="Courier" style:font-name-complex="Courie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3">Not Only the Lonely</text:h>
      <text:p text:style-name="P9">Unfortunately, each decade there are heroes lost to depression. In the 60's, Marilyn Monroe. In the 90's, Kurt Cobain. More recently, Robin Williams and Anthony Bourdain.</text:p>
      <text:p text:style-name="P8">Anthony was a rolling stone with travel on his mind,</text:p>
      <text:p text:style-name="P8">He knew where the tastiest noodles, one could find:</text:p>
      <text:p text:style-name="P8">Noisy shops in Hong Kong, hawker stalls in Singapore,</text:p>
      <text:p text:style-name="P8">On the streets of Bangkok, Hanoi, and Kuala Lumpur,</text:p>
      <text:p text:style-name="P8">Chinatown in San Francisco, New York, and London,</text:p>
      <text:p text:style-name="P8">Side alleys of Taipei, Tokyo houses of ramen.</text:p>
      <text:p text:style-name="P8">He was blown away as he was hit with spice,</text:p>
      <text:p text:style-name="P8">Bowl of noodles that were saucy, naughty and nice,</text:p>
      <text:p text:style-name="P8">That filled him with sensations of delirious pleasure,</text:p>
      <text:p text:style-name="P8">Salaciously savory tastes beyond measure.</text:p>
      <text:p text:style-name="P8">He meditated on the flavors and the memories of past,</text:p>
      <text:p text:style-name="P8">As he slurp the final noodle tail, it was great to the last.</text:p>
      <text:p text:style-name="P8">He sat in satisfaction having those noodles supreme,</text:p>
      <text:p text:style-name="P8">After traveling he had fulfilled his life's dinner dream.</text:p>
      <text:p text:style-name="P8"/>
      <text:p text:style-name="P8"><text:soft-page-break/>But his mind was in trouble, depressively pained,</text:p>
      <text:p text:style-name="P8">Each time he tipped his glass, his senses drained.</text:p>
      <text:p text:style-name="P8">His thoughts were a tangled forest, the light grew dim,</text:p>
      <text:p text:style-name="P8">Lost in the woods, he feared Brothers Grim.</text:p>
      <text:p text:style-name="P8">Forlorn, how his emotions were like a bell,</text:p>
      <text:p text:style-name="P8">Tolling him back to his soul's dark well,</text:p>
      <text:p text:style-name="P8">Back to his fears, darker than I've ever known,</text:p>
      <text:p text:style-name="P8">Causing him to shake, when he stood alone.</text:p>
      <text:p text:style-name="P8">Darkling he whispered to the Reaper in rhyme,</text:p>
      <text:p text:style-name="P8">Calling the Specter's name too many a time;</text:p>
      <text:p text:style-name="P8">He was half in love with easeful Death,</text:p>
      <text:p text:style-name="P8">To take into the air, with his last breath,</text:p>
      <text:p text:style-name="P8">And in a moment of delusion, he ended his pain!</text:p>
      <text:p text:style-name="P8">We only heard silence as his soul screamed in vain.</text:p>
      <text:p text:style-name="P8"/>
      <text:p text:style-name="P8"/>
      <text:p text:style-name="P8">Wishing our friend with us as I drift and roam,</text:p>
      <text:p text:style-name="P8">Down country roads where I'm far from home,</text:p>
      <text:p text:style-name="P8">I pine for more shows beyond tomorrow,</text:p>
      <text:p text:style-name="P10">Aware of lost seasons, full of sorrow. <text:s text:c="919"/></text:p>
      <text:p text:style-name="P8"><text:soft-page-break/>Sad are we, whom he had at one time cherished,</text:p>
      <text:p text:style-name="P8">We feel dazed and confused that our guide has perished.</text:p>
      <text:p text:style-name="P8">Thankfully there's Anthony's videos and books,</text:p>
      <text:p text:style-name="P8">And places he's been listed in my notebooks,</text:p>
      <text:p text:style-name="P8">Which helps me plan trips on this travel day,</text:p>
      <text:p text:style-name="P10">As our friend is with rock stars on heaven's stairway.</text:p>
      <text:p text:style-name="P11">Spring and hope will return each revolving year,</text:p>
      <text:p text:style-name="P12">The flights, hotels, and restaurant specials reappear.</text:p>
      <text:p text:style-name="P8">His bright eyes and laughter, we'll remember anew,</text:p>
      <text:p text:style-name="P10">Happier are we, for his happiness we knew.</text:p>
      <text:h text:style-name="Heading_20_4" text:outline-level="4">About</text:h>
      <text:p text:style-name="P7"><text:span text:style-name="T2">Not Only the Lonely</text:span>, is an original poem by Stacy David Thurston, California, United States of America. <text:span text:style-name="T1">Percy Bysshe Shelley had wrote Adonis to honor Keats after his passing from tuberculosis. This poem set is my way to honor those who have fallen to mental illness.</text:span></text:p>
      <text:h text:style-name="P4" text:outline-level="4">My Writing Credits</text:h>
      <text:p text:style-name="P5">My poem, <text:span text:style-name="T2">I am Canadian</text:span>, was published in my alma mater's magazine, 2007 issue, University of Manitoba.</text:p>
      <text:p text:style-name="P6"><text:span text:style-name="T3">Getting Started with Sun ONE</text:span><text:span text:style-name="T4">, is my computer book published 2004 by Prentice Hal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Arial1" svg:font-family="Arial" style:font-family-generic="swiss"/>
    <style:font-face style:name="Courier" svg:font-family="Courier" style:font-family-generic="modern" style:font-pitch="fixed"/>
    <style:font-face style:name="Microsoft YaHei" svg:font-family="'Microsoft YaHei'" style:font-pitch="variable"/>
    <style:font-face style:name="Palatino2" svg:font-family="Palatino" style:font-pitch="variable"/>
    <style:font-face style:name="SimSun" svg:font-family="SimSun" style:font-pitch="variable"/>
    <style:font-face style:name="Palatino1" svg:font-family="Palatino" style:font-family-generic="roman" style:font-pitch="variable"/>
    <style:font-face style:name="Palatino" svg:font-family="Palatino" style:font-adornments="Italic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Dash_20_10" draw:display-name="Dash 10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25" draw:display-name="Dash 25" draw:style="rect" draw:dots1="1" draw:dots1-length="0.0043in" draw:dots2="1" draw:dots2-length="0.0043in" draw:distance="0.0043in"/>
    <draw:stroke-dash draw:name="Dash_20_26" draw:display-name="Dash 26" draw:style="rect" draw:dots1="1" draw:dots1-length="0.0043in" draw:dots2="1" draw:dots2-length="0.0043in" draw:distance="0.0043in"/>
    <draw:stroke-dash draw:name="Dash_20_27" draw:display-name="Dash 27" draw:style="rect" draw:dots1="1" draw:dots1-length="0.0043in" draw:dots2="1" draw:dots2-length="0.0043in" draw:distance="0.0043in"/>
    <draw:stroke-dash draw:name="Dash_20_28" draw:display-name="Dash 28" draw:style="rect" draw:dots1="1" draw:dots1-length="0.0043in" draw:dots2="1" draw:dots2-length="0.0043in" draw:distance="0.0043in"/>
    <draw:stroke-dash draw:name="Dash_20_29" draw:display-name="Dash 29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30" draw:display-name="Dash 30" draw:style="rect" draw:dots1="1" draw:dots1-length="0.0043in" draw:dots2="1" draw:dots2-length="0.0043in" draw:distance="0.0043in"/>
    <draw:stroke-dash draw:name="Dash_20_31" draw:display-name="Dash 31" draw:style="rect" draw:dots1="1" draw:dots1-length="0.0043in" draw:dots2="1" draw:dots2-length="0.0043in" draw:distance="0.0043in"/>
    <draw:stroke-dash draw:name="Dash_20_32" draw:display-name="Dash 32" draw:style="rect" draw:dots1="1" draw:dots1-length="0.0043in" draw:dots2="1" draw:dots2-length="0.0043in" draw:distance="0.0043in"/>
    <draw:stroke-dash draw:name="Dash_20_33" draw:display-name="Dash 33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50" draw:display-name="Dash 50" draw:style="rect" draw:dots1="1" draw:dots1-length="0.0043in" draw:dots2="1" draw:dots2-length="0.0043in" draw:distance="0.0043in"/>
    <draw:stroke-dash draw:name="Dash_20_51" draw:display-name="Dash 51" draw:style="rect" draw:dots1="1" draw:dots1-length="0.0043in" draw:dots2="1" draw:dots2-length="0.0043in" draw:distance="0.0043in"/>
    <draw:stroke-dash draw:name="Dash_20_55" draw:display-name="Dash 55" draw:style="rect" draw:dots1="1" draw:dots1-length="0.0024in" draw:dots2="1" draw:dots2-length="0.0024in" draw:distance="0.0024in"/>
    <draw:stroke-dash draw:name="Dash_20_56" draw:display-name="Dash 56" draw:style="rect" draw:dots1="1" draw:dots1-length="0.0024in" draw:dots2="1" draw:dots2-length="0.0024in" draw:distance="0.0024in"/>
    <draw:stroke-dash draw:name="Dash_20_57" draw:display-name="Dash 57" draw:style="rect" draw:dots1="1" draw:dots1-length="0.0024in" draw:dots2="1" draw:dots2-length="0.0024in" draw:distance="0.0024in"/>
    <draw:stroke-dash draw:name="Dash_20_58" draw:display-name="Dash 58" draw:style="rect" draw:dots1="1" draw:dots1-length="0.0024in" draw:dots2="1" draw:dots2-length="0.0024in" draw:distance="0.0024in"/>
    <draw:stroke-dash draw:name="Dash_20_6" draw:display-name="Dash 6" draw:style="rect" draw:dots1="1" draw:dots1-length="0.0043in" draw:dots2="1" draw:dots2-length="0.0043in" draw:distance="0.0043in"/>
    <draw:stroke-dash draw:name="Dash_20_64" draw:display-name="Dash 64" draw:style="rect" draw:dots1="1" draw:dots1-length="0.0043in" draw:dots2="1" draw:dots2-length="0.0043in" draw:distance="0.0043in"/>
    <draw:stroke-dash draw:name="Dash_20_65" draw:display-name="Dash 65" draw:style="rect" draw:dots1="1" draw:dots1-length="0.0043in" draw:dots2="1" draw:dots2-length="0.0043in" draw:distance="0.0043in"/>
    <draw:stroke-dash draw:name="Dash_20_66" draw:display-name="Dash 66" draw:style="rect" draw:dots1="1" draw:dots1-length="0.0043in" draw:dots2="1" draw:dots2-length="0.0043in" draw:distance="0.0043in"/>
    <draw:stroke-dash draw:name="Dash_20_67" draw:display-name="Dash 67" draw:style="rect" draw:dots1="1" draw:dots1-length="0.0043in" draw:dots2="1" draw:dots2-length="0.0043in" draw:distance="0.0043in"/>
    <draw:stroke-dash draw:name="Dash_20_68" draw:display-name="Dash 68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77" draw:display-name="Dash 77" draw:style="rect" draw:dots1="1" draw:dots1-length="0.0043in" draw:dots2="1" draw:dots2-length="0.0043in" draw:distance="0.0043in"/>
    <draw:stroke-dash draw:name="Dash_20_78" draw:display-name="Dash 78" draw:style="rect" draw:dots1="1" draw:dots1-length="0.0043in" draw:dots2="1" draw:dots2-length="0.0043in" draw:distance="0.0043in"/>
    <draw:stroke-dash draw:name="Dash_20_79" draw:display-name="Dash 79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80" draw:display-name="Dash 80" draw:style="rect" draw:dots1="1" draw:dots1-length="0.0043in" draw:dots2="1" draw:dots2-length="0.0043in" draw:distance="0.0043in"/>
    <draw:stroke-dash draw:name="Dash_20_85" draw:display-name="Dash 85" draw:style="rect" draw:dots1="1" draw:dots1-length="0.0043in" draw:dots2="1" draw:dots2-length="0.0043in" draw:distance="0.0043in"/>
    <draw:stroke-dash draw:name="Dash_20_86" draw:display-name="Dash 86" draw:style="rect" draw:dots1="1" draw:dots1-length="0.0043in" draw:dots2="1" draw:dots2-length="0.0043in" draw:distance="0.0043in"/>
    <draw:stroke-dash draw:name="Dash_20_87" draw:display-name="Dash 87" draw:style="rect" draw:dots1="1" draw:dots1-length="0.0043in" draw:dots2="1" draw:dots2-length="0.0043in" draw:distance="0.0043in"/>
    <draw:stroke-dash draw:name="Dash_20_88" draw:display-name="Dash 88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draw:stroke-dash draw:name="Dashed_20__28_var_29__20_1" draw:display-name="Dashed (var) 1" draw:style="rect" draw:dots1="1" draw:dots1-length="0.0043in" draw:dots2="1" draw:dots2-length="0.0043in" draw:distance="0.0043in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9pt" fo:language="en" fo:country="US" style:letter-kerning="true" style:font-name-asian="SimSun" style:font-size-asian="14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/>
      <style:text-properties fo:font-size="13pt" style:font-size-asian="14pt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fo:text-align="center" style:justify-single-word="false"/>
      <style:text-properties style:font-name="Palatino Linotype" fo:font-size="16pt" fo:font-weight="bold" style:font-size-asian="18pt" style:font-weight-asian="bold" style:font-name-complex="Palatino Linotype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201in" fo:margin-bottom="0.0598in" style:shadow="none"/>
      <style:text-properties style:font-name="Times New Roman1" fo:font-size="14pt" fo:font-style="normal" fo:font-weight="normal" style:font-size-asian="16pt" style:font-style-asian="italic" style:font-weight-asian="normal" style:font-name-complex="Palatino Linotype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02in" fo:margin-bottom="0.0598in" style:shadow="none"/>
      <style:text-properties style:font-name="Palatino" fo:font-size="12pt" fo:font-style="italic" fo:font-weight="normal" style:font-size-asian="14pt" style:font-weight-asian="norm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in" fo:margin-right="0in" fo:margin-top="0.0902in" fo:margin-bottom="0.0799in" fo:text-indent="0in" style:auto-text-indent="false"/>
      <style:text-properties style:font-name="Times New Roman" fo:font-size="10pt" fo:font-weight="bold" style:font-name-asian="SimSun" style:font-size-asian="14pt" style:font-weight-asian="bold" style:font-name-complex="Arial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 style:font-size-asian="6pt" style:font-size-complex="6pt"/>
    </style:style>
    <style:style style:name="First_20_line_20_indent" style:display-name="First line indent" style:family="paragraph" style:parent-style-name="Text_20_body" style:class="text" style:master-page-name="">
      <style:paragraph-properties fo:margin-left="0in" fo:margin-right="0in" fo:margin-top="0in" fo:margin-bottom="0.0402in" fo:text-indent="0.1965in" style:auto-text-indent="false" style:page-number="auto" fo:background-color="transparent" style:shadow="none">
        <style:tab-stops/>
        <style:background-image/>
      </style:paragraph-properties>
      <style:text-properties fo:font-size="9pt" style:font-size-asian="14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Drawing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803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in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format="">
        <style:list-level-properties text:min-label-width="0.3in"/>
      </text:list-level-style-number>
      <text:list-level-style-number text:level="2" text:style-name="RTF_5f_Num_20_2_20_2" style:num-format="">
        <style:list-level-properties text:min-label-width="0.4in"/>
      </text:list-level-style-number>
      <text:list-level-style-number text:level="3" text:style-name="RTF_5f_Num_20_2_20_3" style:num-format="">
        <style:list-level-properties text:min-label-width="0.5in"/>
      </text:list-level-style-number>
      <text:list-level-style-number text:level="4" text:style-name="RTF_5f_Num_20_2_20_4" style:num-format="">
        <style:list-level-properties text:min-label-width="0.6in"/>
      </text:list-level-style-number>
      <text:list-level-style-number text:level="5" text:style-name="RTF_5f_Num_20_2_20_5" style:num-format="">
        <style:list-level-properties text:min-label-width="0.7in"/>
      </text:list-level-style-number>
      <text:list-level-style-number text:level="6" text:style-name="RTF_5f_Num_20_2_20_6" style:num-format="">
        <style:list-level-properties text:min-label-width="0.8in"/>
      </text:list-level-style-number>
      <text:list-level-style-number text:level="7" text:style-name="RTF_5f_Num_20_2_20_7" style:num-format="">
        <style:list-level-properties text:min-label-width="0.9in"/>
      </text:list-level-style-number>
      <text:list-level-style-number text:level="8" text:style-name="RTF_5f_Num_20_2_20_8" style:num-format="">
        <style:list-level-properties text:min-label-width="1in"/>
      </text:list-level-style-number>
      <text:list-level-style-number text:level="9" text:style-name="RTF_5f_Num_20_2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Palatino2" fo:font-size="9pt" style:font-size-asian="9pt" style:font-size-complex="9pt"/>
    </style:style>
    <style:style style:name="MP2" style:family="paragraph" style:parent-style-name="Header">
      <style:paragraph-properties fo:text-align="start" style:justify-single-word="false"/>
      <style:text-properties style:font-name="Palatino2" fo:font-size="9pt" style:font-size-asian="9pt" style:font-size-complex="9pt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Header_20_left">
      <style:text-properties style:font-name="Palatino2" fo:font-size="9pt" style:font-size-asian="9pt" style:font-size-complex="9pt"/>
    </style:style>
    <style:page-layout style:name="Mpm1" style:page-usage="mirrored">
      <style:page-layout-properties fo:page-width="4.2402in" fo:page-height="6.8598in" style:num-format="1" style:print-orientation="portrait" fo:margin-top="0.5in" fo:margin-bottom="0.5598in" fo:margin-left="0.55in" fo:margin-right="0.45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  <style:page-layout style:name="Mpm2">
      <style:page-layout-properties fo:page-width="6in" fo:page-height="9in" style:num-format="1" style:print-orientation="portrait" fo:margin-top="0.3in" fo:margin-bottom="0.3in" fo:margin-left="0.3in" fo:margin-right="0.3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4.2402in" fo:page-height="6.8598in" style:num-format="1" style:print-orientation="portrait" fo:margin-top="0.5in" fo:margin-bottom="0.5598in" fo:margin-left="0.55in" fo:margin-right="0.4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  <style:page-layout style:name="Mpm4" style:page-usage="mirrored">
      <style:page-layout-properties fo:page-width="4.2402in" fo:page-height="6.8598in" style:num-format="I" style:print-orientation="portrait" fo:margin-top="0.5in" fo:margin-bottom="0.5598in" fo:margin-left="0.65in" fo:margin-right="0.3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Author: Stacy David Thurston</text:p>
      </style:header>
      <style:header-left>
        <text:p text:style-name="MP2">Author: Stacy David Thurston</text:p>
      </style:header-left>
    </style:master-page>
    <style:master-page style:name="First_20_Page" style:display-name="First Page" style:page-layout-name="Mpm2" style:next-style-name="Standard"/>
    <style:master-page style:name="Front" style:page-layout-name="Mpm3" style:next-style-name="Standard">
      <style:header>
        <text:p text:style-name="MP3">Author: Stacy David Thurston</text:p>
      </style:header>
    </style:master-page>
    <style:master-page style:name="Appendix" style:page-layout-name="Mpm4">
      <style:header>
        <text:p text:style-name="MP1"><text:title>Stacy David Thurston</text:title> / <text:page-number text:select-page="current">3</text:page-number></text:p>
      </style:header>
      <style:header-left>
        <text:p text:style-name="MP4"><text:page-number text:select-page="current">3</text:page-number> / <text:chapter text:display="name" text:outline-level="1"/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tacy David Thurston</dc:title>
    <meta:initial-creator>Stacy David</meta:initial-creator>
    <meta:creation-date>2017-01-14T17:38:29</meta:creation-date>
    <dc:creator>Stacy David</dc:creator>
    <dc:date>2021-02-01T16:21:51</dc:date>
    <meta:editing-cycles>2778</meta:editing-cycles>
    <meta:editing-duration>P156DT14H17M12S</meta:editing-duration>
    <meta:generator>OpenOffice/4.1.7$Unix OpenOffice.org_project/417m1$Build-9800</meta:generator>
    <dc:subject>It Could've Been Different</dc:subject>
    <meta:document-statistic meta:table-count="0" meta:image-count="0" meta:object-count="0" meta:page-count="3" meta:paragraph-count="54" meta:word-count="490" meta:character-count="3695"/>
  </office:meta>
</office:document-meta>
</file>